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Wingdings-Regular" svg:font-family="Wingdings-Regular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ahoma" fo:font-size="24pt" fo:font-weight="bold" style:font-name-asian="Arial-BoldMT" style:font-size-asian="24pt" style:font-weight-asian="bold" style:font-name-complex="Arial-BoldMT" style:font-size-complex="24pt" style:font-weight-complex="bold"/>
    </style:style>
    <style:style style:name="P3" style:family="paragraph" style:parent-style-name="Standard" style:list-style-name="L1">
      <style:paragraph-properties fo:line-height="200%" fo:text-align="start" style:justify-single-word="false" style:text-autospace="none"/>
      <style:text-properties style:font-name="Tahoma" fo:font-size="20pt" fo:language="en" fo:country="US" style:font-name-asian="Arial-BoldMT" style:font-size-asian="20pt" style:font-name-complex="Arial-BoldMT" style:font-size-complex="20pt"/>
    </style:style>
    <style:style style:name="P4" style:family="paragraph" style:parent-style-name="Standard" style:list-style-name="L1">
      <style:paragraph-properties fo:line-height="200%" fo:text-align="start" style:justify-single-word="false" style:text-autospace="none"/>
      <style:text-properties style:font-name="Tahoma" fo:font-size="20pt" style:font-name-asian="ArialMT" style:font-size-asian="20pt" style:font-name-complex="ArialMT" style:font-size-complex="20pt"/>
    </style:style>
    <style:style style:name="P5" style:family="paragraph" style:parent-style-name="Standard" style:list-style-name="L1">
      <style:paragraph-properties fo:line-height="200%" style:text-autospace="none"/>
      <style:text-properties style:font-name="Tahoma" fo:font-size="20pt" style:font-name-asian="ArialMT" style:font-size-asian="20pt" style:font-name-complex="ArialMT" style:font-size-complex="20pt"/>
    </style:style>
    <style:style style:name="P6" style:family="paragraph" style:parent-style-name="Standard" style:list-style-name="L1">
      <style:paragraph-properties fo:line-height="200%" fo:text-align="start" style:justify-single-word="false" style:text-autospace="none"/>
      <style:text-properties style:font-name="Tahoma" fo:font-size="20pt" style:font-name-asian="Arial-BoldMT" style:font-size-asian="20pt" style:font-name-complex="Arial-BoldMT" style:font-size-complex="20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ff0000" style:font-name="Tahoma" fo:font-size="28pt" fo:font-weight="bold" style:font-name-asian="Arial-BoldMT" style:font-size-asian="28pt" style:font-weight-asian="bold" style:font-name-complex="Arial-BoldMT" style:font-size-complex="28pt" style:font-weight-complex="bold"/>
    </style:style>
    <style:style style:name="P8" style:family="paragraph" style:parent-style-name="Standard">
      <style:paragraph-properties fo:margin-left="2.501cm" fo:margin-right="0cm" fo:line-height="200%" fo:text-align="start" style:justify-single-word="false" fo:text-indent="0cm" style:auto-text-indent="false" style:text-autospace="none"/>
      <style:text-properties style:font-name="Tahoma" fo:font-size="20pt" fo:language="en" fo:country="US" style:font-name-asian="Arial-BoldMT" style:font-size-asian="20pt" style:font-name-complex="Arial-BoldMT" style:font-size-complex="20pt"/>
    </style:style>
    <style:style style:name="P9" style:family="paragraph" style:parent-style-name="Standard">
      <style:paragraph-properties fo:margin-left="2.501cm" fo:margin-right="0cm" fo:line-height="200%" fo:text-align="start" style:justify-single-word="false" fo:text-indent="0cm" style:auto-text-indent="false" style:text-autospace="none"/>
      <style:text-properties style:font-name="Tahoma" fo:font-size="20pt" fo:language="en" fo:country="US" style:font-size-asian="20pt" style:font-size-complex="20pt"/>
    </style:style>
    <style:style style:name="T1" style:family="text">
      <style:text-properties style:font-name="Wingdings-Regular" fo:font-size="9pt" style:font-name-asian="Wingdings-Regular" style:font-size-asian="9pt" style:font-name-complex="Wingdings-Regular" style:font-size-complex="9pt"/>
    </style:style>
    <style:style style:name="T2" style:family="text">
      <style:text-properties style:font-name="ArialMT" fo:font-size="9pt" style:font-name-asian="ArialMT" style:font-size-asian="9pt" style:font-name-complex="ArialMT" style:font-size-complex="9pt"/>
    </style:style>
    <style:style style:name="T3" style:family="text">
      <style:text-properties style:font-name="ArialMT" fo:font-size="9pt" fo:language="en" fo:country="US" style:font-name-asian="ArialMT" style:font-size-asian="9pt" style:font-name-complex="ArialMT" style:font-size-complex="9pt"/>
    </style:style>
    <style:style style:name="T4" style:family="text">
      <style:text-properties style:font-name="Arial-ItalicMT" fo:font-size="9pt" fo:font-style="italic" style:font-name-asian="Arial-ItalicMT" style:font-size-asian="9pt" style:font-style-asian="italic" style:font-name-complex="Arial-ItalicMT" style:font-size-complex="9pt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Wingdings-Regular" style:font-name-complex="Wingdings-Regular"/>
    </style:style>
    <style:style style:name="T7" style:family="text">
      <style:text-properties fo:language="en" fo:country="US" style:font-name-asian="ArialMT" style:font-name-complex="ArialMT"/>
    </style:style>
    <style:style style:name="T8" style:family="text">
      <style:text-properties style:font-name="Tahoma" fo:font-size="9pt" fo:language="en" fo:country="US" style:font-name-asian="ArialMT" style:font-size-asian="9pt" style:font-name-complex="ArialMT" style:font-size-complex="9pt"/>
    </style:style>
    <style:style style:name="T9" style:family="text">
      <style:text-properties style:font-name="Tahoma" fo:font-size="20pt" fo:language="en" fo:country="US" style:font-name-asian="ArialMT" style:font-size-asian="20pt" style:font-name-complex="ArialMT" style:font-size-complex="20pt"/>
    </style:style>
    <style:style style:name="T10" style:family="text">
      <style:text-properties fo:font-size="9pt" style:font-name-asian="Wingdings-Regular" style:font-size-asian="9pt" style:font-name-complex="Wingdings-Regular" style:font-size-complex="9pt"/>
    </style:style>
    <style:style style:name="T11" style:family="text">
      <style:text-properties fo:font-size="9pt" style:font-name-asian="ArialMT" style:font-size-asian="9pt" style:font-name-complex="ArialMT" style:font-size-complex="9pt"/>
    </style:style>
    <style:style style:name="T12" style:family="text">
      <style:text-properties fo:font-size="9pt" fo:font-style="italic" style:font-name-asian="Arial-ItalicMT" style:font-size-asian="9pt" style:font-style-asian="italic" style:font-name-complex="Arial-ItalicMT" style:font-size-complex="9pt" style:font-style-complex="itali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20pt" fo:language="en" fo:country="US" style:font-name-asian="ArialMT" style:font-size-asian="20pt" style:font-name-complex="ArialMT" style:font-size-complex="20pt"/>
    </style:style>
    <style:style style:name="T15" style:family="text">
      <style:text-properties style:font-name-asian="Wingdings-Regular" style:font-name-complex="Wingdings-Regular"/>
    </style:style>
    <style:style style:name="T16" style:family="text">
      <style:text-properties style:font-name-asian="ArialMT" style:font-name-complex="ArialMT"/>
    </style:style>
    <style:style style:name="T17" style:family="text">
      <style:text-properties fo:font-style="italic" style:font-name-asian="Arial-ItalicMT" style:font-style-asian="italic" style:font-name-complex="Arial-ItalicMT" style:font-style-complex="italic"/>
    </style:style>
    <style:style style:name="T18" style:family="text">
      <style:text-properties style:font-name="Wingdings" fo:font-size="11pt" fo:language="en" fo:country="US" style:font-name-asian="Wingdings-Regular" style:font-size-asian="11pt" style:font-name-complex="Wingdings-Regular" style:font-size-complex="11pt"/>
    </style:style>
    <style:style style:name="T19" style:family="text">
      <style:text-properties style:font-name="Wingdings" fo:font-size="11pt" style:font-name-asian="Wingdings-Regular" style:font-size-asian="11pt" style:font-name-complex="Wingdings-Regular" style:font-size-complex="11pt"/>
    </style:style>
    <style:style style:name="T20" style:family="text">
      <style:text-properties fo:font-size="11pt" fo:language="en" fo:country="US" style:font-name-asian="Wingdings-Regular" style:font-size-asian="11pt" style:font-name-complex="Wingdings-Regular" style:font-size-complex="11pt"/>
    </style:style>
    <style:style style:name="T21" style:family="text">
      <style:text-properties fo:font-size="11pt" style:font-name-asian="Wingdings-Regular" style:font-size-asian="11pt" style:font-name-complex="Wingdings-Regular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Post-Editing (general) “RULES”</text:p>
      <text:p text:style-name="P2"/>
      <text:p text:style-name="P2"/>
      <text:p text:style-name="P1"><text:span text:style-name="T18"/></text:p>
      <text:list xml:id="list41296744" text:style-name="L1">
        <text:list-item>
          <text:p text:style-name="P4"><text:span text:style-name="T5">Retain as much raw translation as possible</text:span></text:p>
        </text:list-item>
        <text:list-item>
          <text:p text:style-name="P4">Don’t hesitate too long over a problem</text:p>
        </text:list-item>
        <text:list-item>
          <text:p text:style-name="P5">Don’t worry if style is repetitive</text:p>
        </text:list-item>
        <text:list-item>
          <text:p text:style-name="P6"><text:span text:style-name="T7">Don’t embark on time-consuming research</text:span></text:p>
        </text:list-item>
        <text:list-item>
          <text:p text:style-name="P3"><text:span text:style-name="T15"></text:span><text:span text:style-name="T16">Make changes only where absolutely necessary, i.e. correct words or phrases that are </text:span></text:p>
        </text:list-item>
      </text:list>
      <text:p text:style-name="P8"><text:span text:style-name="T16">(</text:span><text:span text:style-name="T17">a</text:span><text:span text:style-name="T16">) nonsensical, </text:span></text:p>
      <text:p text:style-name="P9"><text:span text:style-name="T16">(</text:span><text:span text:style-name="T17">b</text:span><text:span text:style-name="T16">) wrong, and if there’s enough time left</text:span></text:p>
      <text:p text:style-name="P9"><text:span text:style-name="T16">(</text:span><text:span text:style-name="T17">c</text:span><text:span text:style-name="T16">) ambiguo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Wingdings-Regular" svg:font-family="Wingdings-Regular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2T21:12:10.01</meta:creation-date>
    <meta:document-statistic meta:table-count="0" meta:image-count="0" meta:object-count="0" meta:page-count="1" meta:paragraph-count="9" meta:word-count="57" meta:character-count="345" meta:non-whitespace-character-count="299"/>
    <dc:date>2012-03-02T21:16:59.39</dc:date>
    <meta:editing-duration>PT4M49S</meta:editing-duration>
    <meta:editing-cycles>1</meta:editing-cycles>
    <meta:generator>LibreOffice/3.4$Win32 LibreOffice_project/340m1$Build-302</meta:generator>
  </office:meta>
</office:document-meta>
</file>